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4A00000249000003AE560DC4E3.svm" manifest:media-type=""/>
  <manifest:file-entry manifest:full-path="Pictures/2000002A000002D80000018882BCD5F9.svm" manifest:media-type=""/>
  <manifest:file-entry manifest:full-path="Pictures/2000001A0000013900000185A072A42A.svm" manifest:media-type=""/>
  <manifest:file-entry manifest:full-path="Pictures/2000002A000002CA0000018892D202D2.svm" manifest:media-type=""/>
  <manifest:file-entry manifest:full-path="Pictures/2000001A00000118000001C821C55CD1.svm" manifest:media-type=""/>
  <manifest:file-entry manifest:full-path="Pictures/2000001A000001260000018DA25790C0.svm" manifest:media-type=""/>
  <manifest:file-entry manifest:full-path="Pictures/2000001A0000012C00000185E7CD6EA5.svm" manifest:media-type=""/>
  <manifest:file-entry manifest:full-path="Pictures/2000001A000001450000018DA2B5CB67.svm" manifest:media-type=""/>
  <manifest:file-entry manifest:full-path="Pictures/2000001A00000145000001983EF8DD6F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objectwithoutfill">
      <style:graphic-properties draw:stroke="dash" draw:stroke-dash="_32__20_Dots_20_1_20_Dash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TexMathsArgs="14§display§\discrete{j}{l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\syseq_{\link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\discrete{*}{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discrete{*}{l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syseq_{*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syseq_{*}^{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start="Arrowheads_20_2" draw:fill="none" draw:textarea-vertical-align="middle"/>
    </style:style>
    <style:style style:name="gr13" style:family="graphic" style:parent-style-name="standard">
      <style:graphic-properties TexMathsArgs="14§display§\syseq_{*}^{\ntime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discrete{*}{\ntime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\pfrac{\syseq_{\link}^{\tind}}{\discrete{j}{l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1.143cm" draw:transform="rotate (-1.5707963267949) translate (5.631cm 1.633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143cm" svg:x="2.016cm" svg:y="5.3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016cm" svg:y1="5.316cm" svg:x2="9.382cm" svg:y2="5.316cm">
          <text:p/>
        </draw:line>
        <draw:g>
          <draw:line draw:style-name="gr3" draw:text-style-name="P1" draw:layer="layout" svg:x1="2.016cm" svg:y1="1.633cm" svg:x2="2.016cm" svg:y2="8.999cm">
            <text:p/>
          </draw:line>
          <draw:line draw:style-name="gr3" draw:text-style-name="P1" draw:layer="layout" svg:x1="9.382cm" svg:y1="8.999cm" svg:x2="2.016cm" svg:y2="8.999cm">
            <text:p/>
          </draw:line>
        </draw:g>
        <draw:g>
          <draw:line draw:style-name="gr3" draw:text-style-name="P1" draw:layer="layout" svg:x1="9.382cm" svg:y1="8.999cm" svg:x2="9.382cm" svg:y2="1.633cm">
            <text:p/>
          </draw:line>
          <draw:line draw:style-name="gr3" draw:text-style-name="P1" draw:layer="layout" svg:x1="2.016cm" svg:y1="1.633cm" svg:x2="9.382cm" svg:y2="1.633cm">
            <text:p/>
          </draw:line>
        </draw:g>
        <draw:g>
          <draw:line draw:style-name="gr3" draw:text-style-name="P1" draw:layer="layout" svg:x1="9.382cm" svg:y1="5.316cm" svg:x2="9.382cm" svg:y2="1.633cm">
            <text:p/>
          </draw:line>
          <draw:line draw:style-name="gr3" draw:text-style-name="P1" draw:layer="layout" svg:x1="5.699cm" svg:y1="1.633cm" svg:x2="9.382cm" svg:y2="1.633cm">
            <text:p/>
          </draw:line>
        </draw:g>
        <draw:g>
          <draw:line draw:style-name="gr3" draw:text-style-name="P1" draw:layer="layout" svg:x1="2.016cm" svg:y1="5.316cm" svg:x2="2.016cm" svg:y2="8.999cm">
            <text:p/>
          </draw:line>
          <draw:line draw:style-name="gr3" draw:text-style-name="P1" draw:layer="layout" svg:x1="5.699cm" svg:y1="8.999cm" svg:x2="2.016cm" svg:y2="8.999cm">
            <text:p/>
          </draw:line>
        </draw:g>
        <draw:line draw:style-name="gr2" draw:text-style-name="P1" draw:layer="layout" svg:x1="2.016cm" svg:y1="6.459cm" svg:x2="9.382cm" svg:y2="6.459cm">
          <text:p/>
        </draw:line>
        <draw:line draw:style-name="gr2" draw:text-style-name="P1" draw:layer="layout" svg:x1="2.016cm" svg:y1="2.649cm" svg:x2="9.382cm" svg:y2="2.649cm">
          <text:p/>
        </draw:line>
        <draw:line draw:style-name="gr4" draw:text-style-name="P1" draw:layer="layout" svg:x1="1.254cm" svg:y1="1.633cm" svg:x2="1.254cm" svg:y2="2.649cm">
          <text:p/>
        </draw:line>
        <draw:line draw:style-name="gr4" draw:text-style-name="P1" draw:layer="layout" svg:x1="1.254cm" svg:y1="5.316cm" svg:x2="1.254cm" svg:y2="6.459cm">
          <text:p/>
        </draw:line>
        <draw:line draw:style-name="gr2" draw:text-style-name="P1" draw:layer="layout" svg:x1="5.631cm" svg:y1="8.999cm" svg:x2="5.631cm" svg:y2="1.633cm">
          <text:p/>
        </draw:line>
        <draw:line draw:style-name="gr2" draw:text-style-name="P1" draw:layer="layout" svg:x1="3.032cm" svg:y1="8.999cm" svg:x2="3.032cm" svg:y2="1.633cm">
          <text:p/>
        </draw:line>
        <draw:line draw:style-name="gr2" draw:text-style-name="P1" draw:layer="layout" svg:x1="4.488cm" svg:y1="8.999cm" svg:x2="4.488cm" svg:y2="1.633cm">
          <text:p/>
        </draw:line>
        <draw:line draw:style-name="gr4" draw:text-style-name="P1" draw:layer="layout" svg:x1="2.016cm" svg:y1="0.871cm" svg:x2="3.032cm" svg:y2="0.871cm">
          <text:p/>
        </draw:line>
        <draw:line draw:style-name="gr4" draw:text-style-name="P1" draw:layer="layout" svg:x1="4.488cm" svg:y1="0.871cm" svg:x2="5.631cm" svg:y2="0.871cm">
          <text:p/>
        </draw:line>
        <draw:line draw:style-name="gr5" draw:text-style-name="P1" draw:layer="layout" svg:x1="2.016cm" svg:y1="5.697cm" svg:x2="9.382cm" svg:y2="5.697cm">
          <text:p/>
        </draw:line>
        <draw:line draw:style-name="gr5" draw:text-style-name="P1" draw:layer="layout" svg:x1="5.377cm" svg:y1="1.633cm" svg:x2="5.377cm" svg:y2="8.999cm">
          <text:p/>
        </draw:line>
        <draw:frame draw:style-name="gr6" draw:text-style-name="P1" draw:layer="layout" svg:width="0.391cm" svg:height="0.637cm" svg:x="5.093cm" svg:y="0.956cm">
          <draw:image xlink:href="Pictures/2000001A00000118000001C821C55CD1.svm" xlink:type="simple" xlink:show="embed" xlink:actuate="onLoad">
            <text:p/>
          </draw:image>
        </draw:frame>
        <draw:frame draw:style-name="gr7" draw:text-style-name="P1" draw:layer="layout" svg:width="0.454cm" svg:height="0.57cm" svg:x="1.381cm" svg:y="5.443cm">
          <draw:image xlink:href="Pictures/2000001A00000145000001983EF8DD6F.svm" xlink:type="simple" xlink:show="embed" xlink:actuate="onLoad">
            <text:p/>
          </draw:image>
        </draw:frame>
        <draw:frame draw:style-name="gr8" draw:text-style-name="P1" draw:layer="layout" svg:width="0.419cm" svg:height="0.543cm" svg:x="2.387cm" svg:y="0.107cm">
          <draw:image xlink:href="Pictures/2000001A0000012C00000185E7CD6EA5.svm" xlink:type="simple" xlink:show="embed" xlink:actuate="onLoad">
            <text:p/>
          </draw:image>
        </draw:frame>
        <draw:frame draw:style-name="gr9" draw:text-style-name="P1" draw:layer="layout" svg:width="0.41cm" svg:height="0.554cm" svg:x="4.927cm" svg:y="0.107cm">
          <draw:image xlink:href="Pictures/2000001A000001260000018DA25790C0.svm" xlink:type="simple" xlink:show="embed" xlink:actuate="onLoad">
            <text:p/>
          </draw:image>
        </draw:frame>
        <draw:frame draw:style-name="gr10" draw:text-style-name="P1" draw:layer="layout" svg:width="0.454cm" svg:height="0.554cm" svg:x="0.419cm" svg:y="5.57cm">
          <draw:image xlink:href="Pictures/2000001A000001450000018DA2B5CB67.svm" xlink:type="simple" xlink:show="embed" xlink:actuate="onLoad">
            <text:p/>
          </draw:image>
        </draw:frame>
        <draw:frame draw:style-name="gr11" draw:text-style-name="P1" draw:layer="layout" svg:width="0.437cm" svg:height="0.543cm" svg:x="0.492cm" svg:y="1.841cm">
          <draw:image xlink:href="Pictures/2000001A0000013900000185A072A42A.svm" xlink:type="simple" xlink:show="embed" xlink:actuate="onLoad">
            <text:p/>
          </draw:image>
        </draw:frame>
        <draw:path draw:style-name="gr12" draw:text-style-name="P1" draw:layer="layout" svg:width="1.831cm" svg:height="0.738cm" draw:transform="skewX (-0.588525023772488) rotate (0.339990138288495) translate (4.86080067801132cm 5.0379549314838cm)" svg:viewBox="0 0 1832 739" svg:d="m0 739c1078 0 1832-739 1832-739">
          <text:p/>
        </draw:path>
        <draw:line draw:style-name="gr2" draw:text-style-name="P1" draw:layer="layout" svg:x1="2.016cm" svg:y1="7.983cm" svg:x2="9.382cm" svg:y2="7.983cm">
          <text:p/>
        </draw:line>
        <draw:line draw:style-name="gr4" draw:text-style-name="P1" draw:layer="layout" svg:x1="1.254cm" svg:y1="7.983cm" svg:x2="1.254cm" svg:y2="8.999cm">
          <text:p/>
        </draw:line>
        <draw:frame draw:style-name="gr13" draw:text-style-name="P1" draw:layer="layout" svg:width="1.016cm" svg:height="0.547cm" svg:x="0.111cm" svg:y="8.198cm">
          <draw:image xlink:href="Pictures/2000002A000002D80000018882BCD5F9.svm" xlink:type="simple" xlink:show="embed" xlink:actuate="onLoad">
            <text:p/>
          </draw:image>
        </draw:frame>
        <draw:line draw:style-name="gr2" draw:text-style-name="P1" draw:layer="layout" svg:x1="8.239cm" svg:y1="9.001cm" svg:x2="8.239cm" svg:y2="1.635cm">
          <text:p/>
        </draw:line>
        <draw:line draw:style-name="gr4" draw:text-style-name="P1" draw:layer="layout" svg:x1="8.239cm" svg:y1="0.873cm" svg:x2="9.382cm" svg:y2="0.873cm">
          <text:p/>
        </draw:line>
        <draw:frame draw:style-name="gr14" draw:text-style-name="P1" draw:layer="layout" svg:width="0.998cm" svg:height="0.547cm" svg:x="8.384cm" svg:y="0.109cm">
          <draw:image xlink:href="Pictures/2000002A000002CA0000018892D202D2.svm" xlink:type="simple" xlink:show="embed" xlink:actuate="onLoad">
            <text:p/>
          </draw:image>
        </draw:frame>
        <draw:frame draw:style-name="gr15" draw:text-style-name="P1" draw:layer="layout" svg:width="0.818cm" svg:height="1.317cm" svg:x="6.207cm" svg:y="2.921cm">
          <draw:image xlink:href="Pictures/2000004A00000249000003AE560DC4E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52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19T15:52:08</meta:creation-date>
    <dc:date>2013-05-19T17:01:43</dc:date>
    <dc:creator>Jack Reilly</dc:creator>
    <meta:editing-duration>PT46M16S</meta:editing-duration>
    <meta:editing-cycles>22</meta:editing-cycles>
    <meta:generator>LibreOffice/3.6$MacOSX_x86 LibreOffice_project/2ef5aff-a6fb0ff-166bdff-cf087ad-0f1389</meta:generator>
    <meta:document-statistic meta:object-count="40"/>
  </office:meta>
</office:document-meta>
</file>